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4.276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3.621cm"/>
    </style:style>
    <style:style style:name="co8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Unit Price Intro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" office:value-type="string" calcext:value-type="string">
            <text:p>New Hire Sessions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Cohort Size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Expansion Siz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 Price Expansion 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1" office:value-type="string" calcext:value-type="string">
            <text:p>Beyond Sessions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Attrition</text:p>
          </table:table-cell>
          <table:table-cell office:value-type="float" office:value="0.75" calcext:value-type="float">
            <text:p>0.75</text:p>
          </table:table-cell>
          <table:table-cell table:style-name="ce1" office:value-type="string" calcext:value-type="string">
            <text:p>Full Size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 Price Full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1" office:value-type="string" calcext:value-type="string">
            <text:p>Retain Early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Retain Late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bers&gt;</text:p>
          </table:table-cell>
          <table:table-cell table:formula="of:=[.B6]*[.$H1]" office:value-type="float" office:value="12" calcext:value-type="float">
            <text:p>12</text:p>
          </table:table-cell>
          <table:table-cell table:formula="of:=[.$B5]+FLOOR([.B5]*[.$H2])" office:value-type="float" office:value="21" calcext:value-type="float">
            <text:p>21</text:p>
          </table:table-cell>
          <table:table-cell table:formula="of:=[.$J$1]+FLOOR([.C5]*[.$H2])" office:value-type="float" office:value="31" calcext:value-type="float">
            <text:p>31</text:p>
          </table:table-cell>
          <table:table-cell table:formula="of:=[.$J$1]+FLOOR([.D5]*[.$H2])" office:value-type="float" office:value="39" calcext:value-type="float">
            <text:p>39</text:p>
          </table:table-cell>
          <table:table-cell table:formula="of:=[.$J$2]+FLOOR([.E5]*[.$H2])" office:value-type="float" office:value="49" calcext:value-type="float">
            <text:p>49</text:p>
          </table:table-cell>
          <table:table-cell table:formula="of:=[.$J$2]+FLOOR([.F5]*[.$H2])" office:value-type="float" office:value="56" calcext:value-type="float">
            <text:p>56</text:p>
          </table:table-cell>
          <table:table-cell table:formula="of:=[.$J$2]+FLOOR([.G5]*[.$H2])" office:value-type="float" office:value="62" calcext:value-type="float">
            <text:p>62</text:p>
          </table:table-cell>
          <table:table-cell table:formula="of:=[.$J$2]+FLOOR([.H5]*[.$H2])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line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ps 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hort 1</text:p>
          </table:table-cell>
          <table:table-cell table:formula="of:=[.$B1]*[.$H1]" office:value-type="float" office:value="1800" calcext:value-type="float">
            <text:p>1800</text:p>
          </table:table-cell>
          <table:table-cell table:formula="of:=[.B8]*[.$H2]" office:value-type="float" office:value="1350" calcext:value-type="float">
            <text:p>1350</text:p>
          </table:table-cell>
          <table:table-cell table:style-name="ce1" table:formula="of:=[.C8]*[.$H2]" office:value-type="float" office:value="1012.5" calcext:value-type="float">
            <text:p>1012.5</text:p>
          </table:table-cell>
          <table:table-cell table:formula="of:=[.D8]*[.$H2]" office:value-type="float" office:value="759.375" calcext:value-type="float">
            <text:p>759.375</text:p>
          </table:table-cell>
          <table:table-cell table:formula="of:=[.E8]*[.$H2]" office:value-type="float" office:value="569.53125" calcext:value-type="float">
            <text:p>569.53125</text:p>
          </table:table-cell>
          <table:table-cell table:formula="of:=[.F8]*[.$H2]" office:value-type="float" office:value="427.1484375" calcext:value-type="float">
            <text:p>427.1484375</text:p>
          </table:table-cell>
          <table:table-cell table:formula="of:=[.G8]*[.$H2]" office:value-type="float" office:value="320.361328125" calcext:value-type="float">
            <text:p>320.361328125</text:p>
          </table:table-cell>
          <table:table-cell table:formula="of:=[.H8]*[.$H2]" office:value-type="float" office:value="240.27099609375" calcext:value-type="float">
            <text:p>240.27099609375</text:p>
          </table:table-cell>
          <table:table-cell table:style-name="ce1" office:value-type="string" calcext:value-type="string">
            <text:p>Intro Pr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ort 2</text:p>
          </table:table-cell>
          <table:table-cell/>
          <table:table-cell table:formula="of:=[.$B1]*[.$H1]" office:value-type="float" office:value="1800" calcext:value-type="float">
            <text:p>1800</text:p>
          </table:table-cell>
          <table:table-cell table:style-name="ce1" table:formula="of:=[.C9]*[.$H2]" office:value-type="float" office:value="1350" calcext:value-type="float">
            <text:p>1350</text:p>
          </table:table-cell>
          <table:table-cell table:formula="of:=[.D9]*[.$H2]" office:value-type="float" office:value="1012.5" calcext:value-type="float">
            <text:p>1012.5</text:p>
          </table:table-cell>
          <table:table-cell table:formula="of:=[.E9]*[.$H2]" office:value-type="float" office:value="759.375" calcext:value-type="float">
            <text:p>759.375</text:p>
          </table:table-cell>
          <table:table-cell table:formula="of:=[.F9]*[.$H2]" office:value-type="float" office:value="569.53125" calcext:value-type="float">
            <text:p>569.53125</text:p>
          </table:table-cell>
          <table:table-cell table:formula="of:=[.G9]*[.$H2]" office:value-type="float" office:value="427.1484375" calcext:value-type="float">
            <text:p>427.1484375</text:p>
          </table:table-cell>
          <table:table-cell table:formula="of:=[.H9]*[.$H2]" office:value-type="float" office:value="320.361328125" calcext:value-type="float">
            <text:p>320.361328125</text:p>
          </table:table-cell>
          <table:table-cell table:style-name="ce1" office:value-type="string" calcext:value-type="string">
            <text:p>Intro Pr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ort 3</text:p>
          </table:table-cell>
          <table:table-cell table:number-columns-repeated="2"/>
          <table:table-cell table:style-name="ce1" table:formula="of:=[.$B$2]*[.$J$1]" office:value-type="float" office:value="3600" calcext:value-type="float">
            <text:p>3600</text:p>
          </table:table-cell>
          <table:table-cell table:formula="of:=[.D10]*[.$H2]" office:value-type="float" office:value="2700" calcext:value-type="float">
            <text:p>2700</text:p>
          </table:table-cell>
          <table:table-cell table:formula="of:=[.E10]*[.$H2]" office:value-type="float" office:value="2025" calcext:value-type="float">
            <text:p>2025</text:p>
          </table:table-cell>
          <table:table-cell table:formula="of:=[.F10]*[.$H2]" office:value-type="float" office:value="1518.75" calcext:value-type="float">
            <text:p>1518.75</text:p>
          </table:table-cell>
          <table:table-cell table:formula="of:=[.G10]*[.$H2]" office:value-type="float" office:value="1139.0625" calcext:value-type="float">
            <text:p>1139.0625</text:p>
          </table:table-cell>
          <table:table-cell table:formula="of:=[.H10]*[.$H2]" office:value-type="float" office:value="854.296875" calcext:value-type="float">
            <text:p>854.296875</text:p>
          </table:table-cell>
          <table:table-cell table:style-name="ce1" office:value-type="string" calcext:value-type="string">
            <text:p>Expansion Pr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ort 4</text:p>
          </table:table-cell>
          <table:table-cell table:number-columns-repeated="2"/>
          <table:table-cell table:style-name="ce1"/>
          <table:table-cell table:style-name="ce1" table:formula="of:=[.$B$2]*[.$J$1]" office:value-type="float" office:value="3600" calcext:value-type="float">
            <text:p>3600</text:p>
          </table:table-cell>
          <table:table-cell table:formula="of:=[.E11]*[.$H2]" office:value-type="float" office:value="2700" calcext:value-type="float">
            <text:p>2700</text:p>
          </table:table-cell>
          <table:table-cell table:formula="of:=[.F11]*[.$H2]" office:value-type="float" office:value="2025" calcext:value-type="float">
            <text:p>2025</text:p>
          </table:table-cell>
          <table:table-cell table:formula="of:=[.G11]*[.$H2]" office:value-type="float" office:value="1518.75" calcext:value-type="float">
            <text:p>1518.75</text:p>
          </table:table-cell>
          <table:table-cell table:formula="of:=[.H11]*[.$H2]" office:value-type="float" office:value="1139.0625" calcext:value-type="float">
            <text:p>1139.0625</text:p>
          </table:table-cell>
          <table:table-cell table:style-name="ce1" office:value-type="string" calcext:value-type="string">
            <text:p>Expansion Pr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ort 5</text:p>
          </table:table-cell>
          <table:table-cell table:number-columns-repeated="2"/>
          <table:table-cell table:style-name="ce1"/>
          <table:table-cell/>
          <table:table-cell table:style-name="ce1" table:formula="of:=[.$B$3]*[.$J$2]" office:value-type="float" office:value="6000" calcext:value-type="float">
            <text:p>6000</text:p>
          </table:table-cell>
          <table:table-cell table:formula="of:=[.F12]*[.$H2]" office:value-type="float" office:value="4500" calcext:value-type="float">
            <text:p>4500</text:p>
          </table:table-cell>
          <table:table-cell table:formula="of:=[.G12]*[.$H2]" office:value-type="float" office:value="3375" calcext:value-type="float">
            <text:p>3375</text:p>
          </table:table-cell>
          <table:table-cell table:formula="of:=[.H12]*[.$H2]" office:value-type="float" office:value="2531.25" calcext:value-type="float">
            <text:p>2531.25</text:p>
          </table:table-cell>
          <table:table-cell table:style-name="ce1" office:value-type="string" calcext:value-type="string">
            <text:p>Full Pr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ort 6</text:p>
          </table:table-cell>
          <table:table-cell table:number-columns-repeated="2"/>
          <table:table-cell table:style-name="ce1"/>
          <table:table-cell table:number-columns-repeated="2"/>
          <table:table-cell table:style-name="ce1" table:formula="of:=[.$B$3]*[.$J$2]" office:value-type="float" office:value="6000" calcext:value-type="float">
            <text:p>6000</text:p>
          </table:table-cell>
          <table:table-cell table:formula="of:=[.G13]*[.$H2]" office:value-type="float" office:value="4500" calcext:value-type="float">
            <text:p>4500</text:p>
          </table:table-cell>
          <table:table-cell table:formula="of:=[.H13]*[.$H2]" office:value-type="float" office:value="3375" calcext:value-type="float">
            <text:p>3375</text:p>
          </table:table-cell>
          <table:table-cell table:style-name="ce1" office:value-type="string" calcext:value-type="string">
            <text:p>Full Pr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ort 7</text:p>
          </table:table-cell>
          <table:table-cell table:number-columns-repeated="2"/>
          <table:table-cell table:style-name="ce1"/>
          <table:table-cell table:number-columns-repeated="3"/>
          <table:table-cell table:style-name="ce1" table:formula="of:=[.$B$3]*[.$J$2]" office:value-type="float" office:value="6000" calcext:value-type="float">
            <text:p>6000</text:p>
          </table:table-cell>
          <table:table-cell table:formula="of:=[.H14]*[.$H2]" office:value-type="float" office:value="4500" calcext:value-type="float">
            <text:p>4500</text:p>
          </table:table-cell>
          <table:table-cell table:style-name="ce1" office:value-type="string" calcext:value-type="string">
            <text:p>Full Price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"/>
          <table:table-cell table:number-columns-repeated="4"/>
          <table:table-cell table:style-name="ce1" table:formula="of:=[.$B$3]*[.$J$2]"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8:.B13])" office:value-type="float" office:value="1800" calcext:value-type="float">
            <text:p>1800</text:p>
          </table:table-cell>
          <table:table-cell table:formula="of:=SUM([.C8:.C13])" office:value-type="float" office:value="3150" calcext:value-type="float">
            <text:p>3150</text:p>
          </table:table-cell>
          <table:table-cell table:style-name="ce1" table:formula="of:=SUM([.D8:.D13])" office:value-type="float" office:value="5962.5" calcext:value-type="float">
            <text:p>5962.5</text:p>
          </table:table-cell>
          <table:table-cell table:formula="of:=SUM([.E8:.E13])" office:value-type="float" office:value="8071.875" calcext:value-type="float">
            <text:p>8071.875</text:p>
          </table:table-cell>
          <table:table-cell table:formula="of:=SUM([.F8:.F13])" office:value-type="float" office:value="12053.90625" calcext:value-type="float">
            <text:p>12053.90625</text:p>
          </table:table-cell>
          <table:table-cell table:formula="of:=SUM([.G8:.G13])" office:value-type="float" office:value="15040.4296875" calcext:value-type="float">
            <text:p>15040.4296875</text:p>
          </table:table-cell>
          <table:table-cell table:formula="of:=SUM([.H8:.H14])" office:value-type="float" office:value="17280.322265625" calcext:value-type="float">
            <text:p>17280.322265625</text:p>
          </table:table-cell>
          <table:table-cell table:formula="of:=SUM([.I8:.I15])" office:value-type="float" office:value="18960.2416992188" calcext:value-type="float">
            <text:p>18960.2416992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[.B16]-[.B41]" office:value-type="float" office:value="1511.88" calcext:value-type="float">
            <text:p>1511.88</text:p>
          </table:table-cell>
          <table:table-cell table:formula="of:=[.C16]-[.C41]" office:value-type="float" office:value="2742.27" calcext:value-type="float">
            <text:p>2742.27</text:p>
          </table:table-cell>
          <table:table-cell table:style-name="ce1" table:formula="of:=[.D16]-[.D41]" office:value-type="float" office:value="5421.87" calcext:value-type="float">
            <text:p>5421.87</text:p>
          </table:table-cell>
          <table:table-cell table:formula="of:=[.E16]-[.E41]" office:value-type="float" office:value="7424.925" calcext:value-type="float">
            <text:p>7424.925</text:p>
          </table:table-cell>
          <table:table-cell table:formula="of:=[.F16]-[.F41]" office:value-type="float" office:value="11274.05625" calcext:value-type="float">
            <text:p>11274.05625</text:p>
          </table:table-cell>
          <table:table-cell table:formula="of:=[.G16]-[.G41]" office:value-type="float" office:value="14167.5496875" calcext:value-type="float">
            <text:p>14167.5496875</text:p>
          </table:table-cell>
          <table:table-cell table:formula="of:=[.H16]-[.H41]" office:value-type="float" office:value="16327.702265625" calcext:value-type="float">
            <text:p>16327.702265625</text:p>
          </table:table-cell>
          <table:table-cell table:formula="of:=[.I16]-[.I41]" office:value-type="float" office:value="17954.4616992188" calcext:value-type="float">
            <text:p>17954.461699218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<text:span text:style-name="T1">st</text:span> Month Net If Lump Annual</text:p>
          </table:table-cell>
          <table:table-cell table:formula="of:=[.B16]-[.K49]-[.J52]" office:value-type="float" office:value="96.8399999999997" calcext:value-type="float">
            <text:p>96.8399999999997</text:p>
          </table:table-cell>
          <table:table-cell/>
          <table:table-cell table:style-name="ce1"/>
          <table:table-cell table:number-columns-repeated="3"/>
          <table:table-cell table:style-name="ce1" office:value-type="string" calcext:value-type="string">
            <text:p>Exclaim Earnings</text:p>
          </table:table-cell>
          <table:table-cell table:style-name="ce4" table:formula="of:=4000*3" office:value-type="float" office:value="12000" calcext:value-type="float">
            <text:p>12000</text:p>
          </table:table-cell>
          <table:table-cell table:style-name="ce1" office:value-type="string" calcext:value-type="string">
            <text:p>Year 1 (Optimistic...)</text:p>
          </table:table-cell>
          <table:table-cell table:style-name="ce1" office:value-type="string" calcext:value-type="string">
            <text:p>Year 2</text:p>
          </table:table-cell>
          <table:table-cell table:style-name="ce1" office:value-type="string" calcext:value-type="string">
            <text:p>Averaged</text:p>
          </table:table-cell>
          <table:table-cell table:style-name="ce1"/>
        </table:table-row>
        <table:table-row table:style-name="ro1">
          <table:table-cell office:value-type="string" calcext:value-type="string">
            <text:p>Monthly Personal Earnings</text:p>
          </table:table-cell>
          <table:table-cell table:formula="of:=[.B17]" office:value-type="float" office:value="1511.88" calcext:value-type="float">
            <text:p>1511.88</text:p>
          </table:table-cell>
          <table:table-cell table:formula="of:=[.C17]" office:value-type="float" office:value="2742.27" calcext:value-type="float">
            <text:p>2742.27</text:p>
          </table:table-cell>
          <table:table-cell table:formula="of:=[.$H$3]"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table:formula="of:=[.$H$4]" office:value-type="float" office:value="8000" calcext:value-type="float">
            <text:p>8000</text:p>
          </table:table-cell>
          <table:table-cell table:formula="of:=[.$H$4]" office:value-type="float" office:value="8000" calcext:value-type="float">
            <text:p>8000</text:p>
          </table:table-cell>
          <table:table-cell table:formula="of:=[.$H$4]" office:value-type="float" office:value="8000" calcext:value-type="float">
            <text:p>8000</text:p>
          </table:table-cell>
          <table:table-cell table:formula="of:=[.$H$4]" office:value-type="float" office:value="8000" calcext:value-type="float">
            <text:p>8000</text:p>
          </table:table-cell>
          <table:table-cell table:style-name="ce3" table:formula="of:=[.$I$18]+[.$B$19]*2+[.$C$19]*3+[.$D$19]*3+[.$E$19]*3" office:value-type="float" office:value="56250.57" calcext:value-type="float">
            <text:p>56250.57</text:p>
          </table:table-cell>
          <table:table-cell table:style-name="ce3" table:formula="of:=[.$F$19]*3+[.$G$19]*3+[.$H$19]*3+[.$I$19]*3" office:value-type="float" office:value="96000" calcext:value-type="float">
            <text:p>96000</text:p>
          </table:table-cell>
          <table:table-cell table:formula="of:=([.K19]+[.J19])/2" office:value-type="float" office:value="76125.285" calcext:value-type="float">
            <text:p>76125.285</text:p>
          </table:table-cell>
          <table:table-cell/>
        </table:table-row>
        <table:table-row table:style-name="ro1">
          <table:table-cell table:style-name="Default"/>
          <table:table-cell table:style-name="ce2" office:value-type="string" calcext:value-type="string">
            <text:p>1 – 2.5</text:p>
          </table:table-cell>
          <table:table-cell office:value-type="string" calcext:value-type="string">
            <text:p>3 – 4.5</text:p>
          </table:table-cell>
          <table:table-cell office:value-type="string" calcext:value-type="string">
            <text:p>5 – 6.5</text:p>
          </table:table-cell>
          <table:table-cell office:value-type="string" calcext:value-type="string">
            <text:p>7 – 9.5</text:p>
          </table:table-cell>
          <table:table-cell office:value-type="string" calcext:value-type="string">
            <text:p>10 – 12.5</text:p>
          </table:table-cell>
          <table:table-cell office:value-type="string" calcext:value-type="string">
            <text:p>13 – 15.5</text:p>
          </table:table-cell>
          <table:table-cell office:value-type="string" calcext:value-type="string">
            <text:p>16 – 17.5</text:p>
          </table:table-cell>
          <table:table-cell office:value-type="string" calcext:value-type="string">
            <text:p>18-19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ons/Milestones</text:p>
          </table:table-cell>
          <table:table-cell table:style-name="ce1" office:value-type="string" calcext:value-type="string">
            <text:p>Prep Starter Projects</text:p>
          </table:table-cell>
          <table:table-cell table:style-name="ce1" office:value-type="string" calcext:value-type="string">
            <text:p>Reach Out To Trainers</text:p>
          </table:table-cell>
          <table:table-cell table:style-name="ce1" office:value-type="string" calcext:value-type="string">
            <text:p>2 Trainer Workshops</text:p>
          </table:table-cell>
          <table:table-cell table:style-name="ce1" office:value-type="string" calcext:value-type="string">
            <text:p>8 <text:s/>Trainer Sessions</text:p>
          </table:table-cell>
          <table:table-cell table:style-name="ce1" office:value-type="string" calcext:value-type="string">
            <text:p>16 Trainer Sessions</text:p>
          </table:table-cell>
          <table:table-cell table:style-name="ce1" office:value-type="string" calcext:value-type="string">
            <text:p>24 Trainer Sessions</text:p>
          </table:table-cell>
          <table:table-cell table:style-name="ce1" office:value-type="string" calcext:value-type="string">
            <text:p>32 Trainer Sessions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Trainer Session Delta&gt;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Num Traine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Trainer Delta&gt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Weekly Workshops</text:p>
          </table:table-cell>
          <table:table-cell table:formula="of:=[.$E1]" office:value-type="float" office:value="2" calcext:value-type="float">
            <text:p>2</text:p>
          </table:table-cell>
          <table:table-cell table:formula="of:=[.$E1]+([.C6]-1)" office:value-type="float" office:value="3" calcext:value-type="float">
            <text:p>3</text:p>
          </table:table-cell>
          <table:table-cell table:style-name="ce1" table:formula="of:=[.$E1]+([.D6]-1)" office:value-type="float" office:value="4" calcext:value-type="float">
            <text:p>4</text:p>
          </table:table-cell>
          <table:table-cell table:formula="of:=[.$E1]+([.E6]-1)" office:value-type="float" office:value="5" calcext:value-type="float">
            <text:p>5</text:p>
          </table:table-cell>
          <table:table-cell table:formula="of:=[.$E1]+([.F6]-1)" office:value-type="float" office:value="6" calcext:value-type="float">
            <text:p>6</text:p>
          </table:table-cell>
          <table:table-cell table:formula="of:=[.$E1]+([.G6]-1)" office:value-type="float" office:value="7" calcext:value-type="float">
            <text:p>7</text:p>
          </table:table-cell>
          <table:table-cell table:formula="of:=[.$E1]+([.H6]-1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thly Workshops</text:p>
          </table:table-cell>
          <table:table-cell table:formula="of:=[.B27]*4" office:value-type="float" office:value="8" calcext:value-type="float">
            <text:p>8</text:p>
          </table:table-cell>
          <table:table-cell table:formula="of:=[.C27]*4" office:value-type="float" office:value="12" calcext:value-type="float">
            <text:p>12</text:p>
          </table:table-cell>
          <table:table-cell table:style-name="ce1" table:formula="of:=[.D27]*4" office:value-type="float" office:value="16" calcext:value-type="float">
            <text:p>16</text:p>
          </table:table-cell>
          <table:table-cell table:formula="of:=[.E27]*4" office:value-type="float" office:value="20" calcext:value-type="float">
            <text:p>20</text:p>
          </table:table-cell>
          <table:table-cell table:formula="of:=[.F27]*4" office:value-type="float" office:value="24" calcext:value-type="float">
            <text:p>24</text:p>
          </table:table-cell>
          <table:table-cell table:formula="of:=[.G27]*4" office:value-type="float" office:value="28" calcext:value-type="float">
            <text:p>28</text:p>
          </table:table-cell>
          <table:table-cell table:formula="of:=[.H27]*4" office:value-type="float" office:value="32" calcext:value-type="float">
            <text:p>3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Remainder</text:p>
          </table:table-cell>
          <table:table-cell table:formula="of:=[.D17]-[.$H$3]" office:value-type="float" office:value="421.87" calcext:value-type="float">
            <text:p>421.87</text:p>
          </table:table-cell>
          <table:table-cell table:formula="of:=[.E17]-[.E19]" office:value-type="float" office:value="1424.925" calcext:value-type="float">
            <text:p>1424.925</text:p>
          </table:table-cell>
          <table:table-cell table:formula="of:=[.F17]-[.$H$4]" office:value-type="float" office:value="3274.05625" calcext:value-type="float">
            <text:p>3274.05625</text:p>
          </table:table-cell>
          <table:table-cell table:formula="of:=[.G17]-[.$H$4]" office:value-type="float" office:value="6167.5496875" calcext:value-type="float">
            <text:p>6167.5496875</text:p>
          </table:table-cell>
          <table:table-cell table:formula="of:=[.H17]-[.$H$4]" office:value-type="float" office:value="8327.702265625" calcext:value-type="float">
            <text:p>8327.702265625</text:p>
          </table:table-cell>
          <table:table-cell table:formula="of:=[.I17]-[.$H$4]" office:value-type="float" office:value="9954.46169921875" calcext:value-type="float">
            <text:p>9954.4616992187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75/session</text:p>
          </table:table-cell>
          <table:table-cell table:formula="of:=FLOOR([.D31]/75)" office:value-type="float" office:value="5" calcext:value-type="float">
            <text:p>5</text:p>
          </table:table-cell>
          <table:table-cell table:formula="of:=FLOOR([.E31]/75)" office:value-type="float" office:value="18" calcext:value-type="float">
            <text:p>18</text:p>
          </table:table-cell>
          <table:table-cell table:formula="of:=FLOOR([.F31]/75)" office:value-type="float" office:value="43" calcext:value-type="float">
            <text:p>43</text:p>
          </table:table-cell>
          <table:table-cell table:formula="of:=FLOOR([.G31]/75)" office:value-type="float" office:value="82" calcext:value-type="float">
            <text:p>82</text:p>
          </table:table-cell>
          <table:table-cell table:formula="of:=FLOOR([.H31]/75)" office:value-type="float" office:value="111" calcext:value-type="float">
            <text:p>111</text:p>
          </table:table-cell>
          <table:table-cell table:formula="of:=FLOOR([.I31]/75)"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My Sessions</text:p>
          </table:table-cell>
          <table:table-cell table:formula="of:=[.D28]-[.D33]" office:value-type="float" office:value="11" calcext:value-type="float">
            <text:p>11</text:p>
          </table:table-cell>
          <table:table-cell table:formula="of:=[.E28]-[.E33]" office:value-type="float" office:value="2" calcext:value-type="float">
            <text:p>2</text:p>
          </table:table-cell>
          <table:table-cell table:formula="of:=[.F28]-[.F33]" office:value-type="float" office:value="-19" calcext:value-type="float">
            <text:p>-19</text:p>
          </table:table-cell>
          <table:table-cell table:formula="of:=[.G28]-[.G33]" office:value-type="float" office:value="-54" calcext:value-type="float">
            <text:p>-54</text:p>
          </table:table-cell>
          <table:table-cell table:formula="of:=[.H28]-[.H33]" office:value-type="float" office:value="-79" calcext:value-type="float">
            <text:p>-79</text:p>
          </table:table-cell>
          <table:table-cell table:formula="of:=[.I28]-[.I33]" office:value-type="float" office:value="-132" calcext:value-type="float">
            <text:p>-132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150/session</text:p>
          </table:table-cell>
          <table:table-cell table:formula="of:=FLOOR([.D31]/150)" office:value-type="float" office:value="2" calcext:value-type="float">
            <text:p>2</text:p>
          </table:table-cell>
          <table:table-cell table:formula="of:=FLOOR([.E31]/150)" office:value-type="float" office:value="9" calcext:value-type="float">
            <text:p>9</text:p>
          </table:table-cell>
          <table:table-cell table:formula="of:=FLOOR([.F31]/150)" office:value-type="float" office:value="21" calcext:value-type="float">
            <text:p>21</text:p>
          </table:table-cell>
          <table:table-cell table:formula="of:=FLOOR([.G31]/150)" office:value-type="float" office:value="41" calcext:value-type="float">
            <text:p>41</text:p>
          </table:table-cell>
          <table:table-cell table:formula="of:=FLOOR([.H31]/150)" office:value-type="float" office:value="55" calcext:value-type="float">
            <text:p>55</text:p>
          </table:table-cell>
          <table:table-cell table:formula="of:=FLOOR([.I31]/150)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My Sessions</text:p>
          </table:table-cell>
          <table:table-cell table:formula="of:=[.D28]-[.D36]" office:value-type="float" office:value="14" calcext:value-type="float">
            <text:p>14</text:p>
          </table:table-cell>
          <table:table-cell table:formula="of:=[.E28]-[.E36]" office:value-type="float" office:value="11" calcext:value-type="float">
            <text:p>11</text:p>
          </table:table-cell>
          <table:table-cell table:formula="of:=[.F28]-[.F36]" office:value-type="float" office:value="3" calcext:value-type="float">
            <text:p>3</text:p>
          </table:table-cell>
          <table:table-cell table:formula="of:=[.G28]-[.G36]" office:value-type="float" office:value="-13" calcext:value-type="float">
            <text:p>-13</text:p>
          </table:table-cell>
          <table:table-cell table:formula="of:=[.H28]-[.H36]" office:value-type="float" office:value="-23" calcext:value-type="float">
            <text:p>-23</text:p>
          </table:table-cell>
          <table:table-cell table:formula="of:=[.I28]-[.I36]" office:value-type="float" office:value="-66" calcext:value-type="float">
            <text:p>-66</text:p>
          </table:table-cell>
          <table:table-cell table:number-columns-repeated="4"/>
        </table:table-row>
        <table:table-row table:style-name="ro1" table:number-rows-repeated="3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Monthly Infra Cost</text:p>
          </table:table-cell>
          <table:table-cell table:formula="of:=[.$J$49]+([.B5]*[.$J$51])" office:value-type="float" office:value="288.12" calcext:value-type="float">
            <text:p>288.12</text:p>
          </table:table-cell>
          <table:table-cell table:formula="of:=[.$J$49]+([.C5]*[.$J$51])" office:value-type="float" office:value="407.73" calcext:value-type="float">
            <text:p>407.73</text:p>
          </table:table-cell>
          <table:table-cell table:formula="of:=[.$J$49]+([.D5]*[.$J$51])" office:value-type="float" office:value="540.63" calcext:value-type="float">
            <text:p>540.63</text:p>
          </table:table-cell>
          <table:table-cell table:formula="of:=[.$J$49]+([.E5]*[.$J$51])" office:value-type="float" office:value="646.95" calcext:value-type="float">
            <text:p>646.95</text:p>
          </table:table-cell>
          <table:table-cell table:formula="of:=[.$J$49]+([.F5]*[.$J$51])" office:value-type="float" office:value="779.85" calcext:value-type="float">
            <text:p>779.85</text:p>
          </table:table-cell>
          <table:table-cell table:formula="of:=[.$J$49]+([.G5]*[.$J$51])" office:value-type="float" office:value="872.88" calcext:value-type="float">
            <text:p>872.88</text:p>
          </table:table-cell>
          <table:table-cell table:formula="of:=[.$J$49]+([.H5]*[.$J$51])" office:value-type="float" office:value="952.62" calcext:value-type="float">
            <text:p>952.62</text:p>
          </table:table-cell>
          <table:table-cell table:formula="of:=[.$J$49]+([.I5]*[.$J$51])" office:value-type="float" office:value="1005.78" calcext:value-type="float">
            <text:p>1005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 User Infra Cost</text:p>
          </table:table-cell>
          <table:table-cell table:formula="of:=[.B41]/[.B5]" office:value-type="float" office:value="24.01" calcext:value-type="float">
            <text:p>24.01</text:p>
          </table:table-cell>
          <table:table-cell table:formula="of:=[.C41]/[.C5]" office:value-type="float" office:value="19.4157142857143" calcext:value-type="float">
            <text:p>19.4157142857143</text:p>
          </table:table-cell>
          <table:table-cell table:formula="of:=[.D41]/[.D5]" office:value-type="float" office:value="17.4396774193548" calcext:value-type="float">
            <text:p>17.4396774193548</text:p>
          </table:table-cell>
          <table:table-cell table:formula="of:=[.E41]/[.E5]" office:value-type="float" office:value="16.5884615384615" calcext:value-type="float">
            <text:p>16.5884615384615</text:p>
          </table:table-cell>
          <table:table-cell table:formula="of:=[.F41]/[.F5]" office:value-type="float" office:value="15.915306122449" calcext:value-type="float">
            <text:p>15.915306122449</text:p>
          </table:table-cell>
          <table:table-cell table:formula="of:=[.G41]/[.G5]" office:value-type="float" office:value="15.5871428571429" calcext:value-type="float">
            <text:p>15.5871428571429</text:p>
          </table:table-cell>
          <table:table-cell table:formula="of:=[.H41]/[.H5]" office:value-type="float" office:value="15.3648387096774" calcext:value-type="float">
            <text:p>15.3648387096774</text:p>
          </table:table-cell>
          <table:table-cell table:formula="of:=[.I41]/[.I5]" office:value-type="float" office:value="15.2390909090909" calcext:value-type="float">
            <text:p>15.23909090909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% of Monthly Infra</text:p>
          </table:table-cell>
          <table:table-cell table:formula="of:=[.B42]/[.$B$1]" office:value-type="float" office:value="0.160066666666667" calcext:value-type="float">
            <text:p>0.160066666666667</text:p>
          </table:table-cell>
          <table:table-cell table:formula="of:=[.C42]/[.$B$1]" office:value-type="float" office:value="0.129438095238095" calcext:value-type="float">
            <text:p>0.129438095238095</text:p>
          </table:table-cell>
          <table:table-cell table:formula="of:=[.D42]/[.$B$2]" office:value-type="float" office:value="0.0775096774193548" calcext:value-type="float">
            <text:p>0.077509677419355</text:p>
          </table:table-cell>
          <table:table-cell table:formula="of:=[.E42]/[.$B$2]" office:value-type="float" office:value="0.0737264957264957" calcext:value-type="float">
            <text:p>0.073726495726496</text:p>
          </table:table-cell>
          <table:table-cell table:formula="of:=[.F42]/[.$B$3]" office:value-type="float" office:value="0.0530510204081633" calcext:value-type="float">
            <text:p>0.053051020408163</text:p>
          </table:table-cell>
          <table:table-cell table:formula="of:=[.G42]/[.$B$3]" office:value-type="float" office:value="0.0519571428571429" calcext:value-type="float">
            <text:p>0.051957142857143</text:p>
          </table:table-cell>
          <table:table-cell table:formula="of:=[.H42]/[.$B$3]" office:value-type="float" office:value="0.0512161290322581" calcext:value-type="float">
            <text:p>0.051216129032258</text:p>
          </table:table-cell>
          <table:table-cell table:formula="of:=[.I42]/[.$B$3]" office:value-type="float" office:value="0.0507969696969697" calcext:value-type="float">
            <text:p>0.05079696969697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Exchange Rate</text:p>
          </table:table-cell>
          <table:table-cell office:value-type="float" office:value="1.34" calcext:value-type="float">
            <text:p>1.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bscription Cost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Sertifier</text:p>
          </table:table-cell>
          <table:table-cell table:style-name="ce1" office:value-type="string" calcext:value-type="string">
            <text:p>MiniCourseGenerator</text:p>
          </table:table-cell>
          <table:table-cell table:style-name="ce1" office:value-type="string" calcext:value-type="string">
            <text:p>Github Teams</text:p>
          </table:table-cell>
          <table:table-cell table:style-name="ce1" office:value-type="string" calcext:value-type="string">
            <text:p>GoTo Meeting</text:p>
          </table:table-cell>
          <table:table-cell table:style-name="ce1" office:value-type="string" calcext:value-type="string">
            <text:p>Replit</text:p>
          </table:table-cell>
          <table:table-cell table:style-name="ce1" office:value-type="string" calcext:value-type="string">
            <text:p>Payment Process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hly USD</text:p>
          </table:table-cell>
          <table:table-cell table:style-name="ce3" office:value-type="float" office:value="18.75" calcext:value-type="float">
            <text:p>18.75</text:p>
          </table:table-cell>
          <table:table-cell table:style-name="ce3" office:value-type="float" office:value="23.25" calcext:value-type="float">
            <text:p>23.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hly CAD</text:p>
          </table:table-cell>
          <table:table-cell table:formula="of:=[.B48]*[.$B45]" office:value-type="float" office:value="25.125" calcext:value-type="float">
            <text:p>25.125</text:p>
          </table:table-cell>
          <table:table-cell table:formula="of:=[.C48]*[.$B45]" office:value-type="float" office:value="31.155" calcext:value-type="float">
            <text:p>31.155</text:p>
          </table:table-cell>
          <table:table-cell/>
          <table:table-cell table:formula="of:=[.E48]*[.$B45]" office:value-type="float" office:value="32.16" calcext:value-type="float">
            <text:p>32.16</text:p>
          </table:table-cell>
          <table:table-cell/>
          <table:table-cell table:formula="of:=[.G48]*[.$B45]" office:value-type="float" office:value="40.2" calcext:value-type="float">
            <text:p>40.2</text:p>
          </table:table-cell>
          <table:table-cell/>
          <table:table-cell table:style-name="ce1" office:value-type="string" calcext:value-type="string">
            <text:p>Total Flat</text:p>
          </table:table-cell>
          <table:table-cell table:formula="of:=SUM([.B49:.G49])" office:value-type="float" office:value="128.64" calcext:value-type="float">
            <text:p>128.64</text:p>
          </table:table-cell>
          <table:table-cell table:formula="of:=[.J49]*12" office:value-type="float" office:value="1543.68" calcext:value-type="float">
            <text:p>1543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 User US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 User CAD</text:p>
          </table:table-cell>
          <table:table-cell table:number-columns-repeated="2"/>
          <table:table-cell table:formula="of:=[.D50]*[.$B45]" office:value-type="float" office:value="5.36" calcext:value-type="float">
            <text:p>5.36</text:p>
          </table:table-cell>
          <table:table-cell table:formula="of:=[.E49]/[.$B$5]" office:value-type="float" office:value="2.68" calcext:value-type="float">
            <text:p>2.68</text:p>
          </table:table-cell>
          <table:table-cell/>
          <table:table-cell office:value-type="float" office:value="5.25" calcext:value-type="float">
            <text:p>5.25</text:p>
          </table:table-cell>
          <table:table-cell/>
          <table:table-cell table:style-name="ce1" office:value-type="string" calcext:value-type="string">
            <text:p>Total/User</text:p>
          </table:table-cell>
          <table:table-cell table:formula="of:=SUM([.D51:.G51])" office:value-type="float" office:value="13.29" calcext:value-type="float">
            <text:p>13.29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ce1" office:value-type="string" calcext:value-type="string">
            <text:p>Total/Full Cohort</text:p>
          </table:table-cell>
          <table:table-cell table:formula="of:=[.J51]*[.$B$5]" office:value-type="float" office:value="159.48" calcext:value-type="float">
            <text:p>159.48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style-name="ce1" office:value-type="string" calcext:value-type="string">
            <text:p>Certs/Badges</text:p>
          </table:table-cell>
          <table:table-cell table:style-name="ce1" office:value-type="string" calcext:value-type="string">
            <text:p>KB &amp; Progress Tracking</text:p>
          </table:table-cell>
          <table:table-cell table:style-name="ce1" office:value-type="string" calcext:value-type="string">
            <text:p>Repo/Ops Mgmnt</text:p>
          </table:table-cell>
          <table:table-cell table:style-name="ce1" office:value-type="string" calcext:value-type="string">
            <text:p>Workshop</text:p>
          </table:table-cell>
          <table:table-cell table:style-name="ce1" office:value-type="string" calcext:value-type="string">
            <text:p>IDE/Paired Programming</text:p>
          </table:table-cell>
          <table:table-cell table:style-name="ce1" office:value-type="string" calcext:value-type="string">
            <text:p>Accounting/Payment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7T02:09:40.672763645</meta:creation-date>
    <dc:date>2023-01-11T02:06:13.965932642</dc:date>
    <meta:editing-duration>P3DT3H10M1S</meta:editing-duration>
    <meta:editing-cycles>25</meta:editing-cycles>
    <meta:generator>LibreOffice/6.4.7.2$Linux_X86_64 LibreOffice_project/40$Build-2</meta:generator>
    <meta:document-statistic meta:table-count="1" meta:cell-count="280" meta:object-count="0"/>
  </office:meta>
</office:document-meta>
</file>